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71ff" officeooo:paragraph-rsid="001f71ff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21cb84" officeooo:paragraph-rsid="0021cb84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21cb84" officeooo:paragraph-rsid="0021cb84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1f71ff" officeooo:paragraph-rsid="001f71ff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21cb84" officeooo:paragraph-rsid="0021cb84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21378c" style:font-weight-asian="normal" style:font-weight-complex="normal"/>
    </style:style>
    <style:style style:name="T4" style:family="text">
      <style:text-properties officeooo:rsid="0022e1ab"/>
    </style:style>
    <style:style style:name="T5" style:family="text">
      <style:text-properties officeooo:rsid="0023053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dy Bellec<text:tab/><text:tab/><text:tab/><text:tab/><text:tab/><text:span text:style-name="T1">Lab 3</text:span><text:span text:style-name="T2"><text:tab/><text:tab/><text:tab/><text:tab/><text:tab/>April 2</text:span><text:span text:style-name="T3">8th</text:span><text:span text:style-name="T2">, 2022</text:span></text:p>
      <text:p text:style-name="P4"/>
      <text:p text:style-name="P4"/>
      <text:p text:style-name="P2">PART 1:</text:p>
      <text:p text:style-name="P3"/>
      <text:p text:style-name="P3">1) <text:a xlink:type="simple" xlink:href="https://github.com/Cody-Bellec/terminator" text:style-name="Internet_20_link" text:visited-style-name="Visited_20_Internet_20_Link">https://github.com/Cody-Bellec/terminator</text:a> ; <text:span text:style-name="T4">tag: lab3</text:span></text:p>
      <text:p text:style-name="P3"/>
      <text:p text:style-name="P3">2) </text:p>
      <text:p text:style-name="P3"/>
      <text:p text:style-name="P3">3)</text:p>
      <text:p text:style-name="P3"/>
      <text:p text:style-name="P3">4)</text:p>
      <text:p text:style-name="P3"/>
      <text:p text:style-name="P3">5) <text:span text:style-name="T5">Some issues I encountered was when I launched my node, when activating the autonomous mode, it would either move accordingly or not at all, so was very much a miss or hit.</text:span></text:p>
      <text:p text:style-name="P3"/>
      <text:p text:style-name="P2">PART 2:</text:p>
      <text:p text:style-name="P2"/>
      <text:p text:style-name="P3">1)</text:p>
      <text:p text:style-name="P3"/>
      <text:p text:style-name="P3">2)</text:p>
      <text:p text:style-name="P3"/>
      <text:p text:style-name="P3">3) <text:span text:style-name="T5">Same code as Part 1.1</text:span>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1T13:07:41.061848192</meta:creation-date>
    <dc:date>2022-04-28T18:57:14.134037663</dc:date>
    <meta:editing-duration>PT11M26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11" meta:word-count="60" meta:character-count="321" meta:non-whitespace-character-count="263"/>
  </office:meta>
</office:document-meta>
</file>